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6428 - process. 09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1" office:value-type="string" calcext:value-type="string" table:number-columns-spanned="1" table:number-rows-spanned="4">
            <text:p>PG – R$ 1.987,08</text:p>
            <text:p>09/2025 – 440,00</text:p>
            <text:p>09/2025 – 500,00</text:p>
            <text:p>10/2025 – 440,00</text:p>
            <text:p>10/2025 – 607,08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13300 - mens. 09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3]-[.F3]" office:value-type="float" office:value="0" calcext:value-type="float">
            <text:p>-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6437 - process. 10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4]-[.F4]" office:value-type="float" office:value="0" calcext:value-type="float">
            <text:p>-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13314 - mens. 10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607.08" calcext:value-type="float">
            <text:p>607,08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5]-[.F5]" office:value-type="float" office:value="-107.08" calcext:value-type="float">
            <text:p>(107,08)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6446 - process. 11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332.92" calcext:value-type="float">
            <text:p>332,92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6]-[.F6]" office:value-type="float" office:value="107.08" calcext:value-type="float">
            <text:p>107,08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13328 - mens. 11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Alteração atividade e endereço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1000" calcext:value-type="float">
            <text:p>1.0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6455 - process. 12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440" calcext:value-type="float">
            <text:p>44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13342 - mens. 12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500" calcext:value-type="float">
            <text:p>5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NF 6464 - process. 01/2026</text:p>
          </table:table-cell>
          <table:table-cell table:style-name="ce12" office:value-type="float" office:value="470" calcext:value-type="float">
            <text:p>47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470" calcext:value-type="float">
            <text:p>47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NF 13356 - mens. 01/2026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500" calcext:value-type="float">
            <text:p>5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66" table:formula="of:=SUM([.H2:.H12])" office:value-type="float" office:value="2910" calcext:value-type="float">
            <text:p>2.910,00</text:p>
          </table:table-cell>
          <table:table-cell table:style-name="ce24"/>
          <table:table-cell table:style-name="ce83" table:number-columns-repeated="55"/>
        </table:table-row>
        <table:table-row table:style-name="ro3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7.414337023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7.4193100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83" meta:object-count="0"/>
    <meta:user-defined meta:name="Info 0"/>
    <meta:user-defined meta:name="Info 1"/>
    <meta:user-defined meta:name="Info 2"/>
    <meta:user-defined meta:name="Info 3"/>
  </office:meta>
</office:document-meta>
</file>